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ControlInterfaceProperty.getGet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InterfaceProperty.getSet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InterfaceProperty.AptControlInterfaceProperty( String name , String getterName , String set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tControlInterfaceProperty.setSetterName( String set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Interface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ControlInterfaceProperty.setGetterName( String get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